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118.8pt" style:use-optimal-row-height="true" fo:break-before="auto"/>
    </style:style>
    <style:style style:name="ro13" style:family="table-row">
      <style:table-row-properties style:row-height="79.2pt" style:use-optimal-row-height="true" fo:break-before="auto"/>
    </style:style>
    <style:style style:name="ro14" style:family="table-row">
      <style:table-row-properties style:row-height="132pt" style:use-optimal-row-height="true" fo:break-before="auto"/>
    </style:style>
    <style:style style:name="ro15" style:family="table-row">
      <style:table-row-properties style:row-height="171.6pt" style:use-optimal-row-height="true" fo:break-before="auto"/>
    </style:style>
    <style:style style:name="ro16" style:family="table-row">
      <style:table-row-properties style:row-height="145.2pt" style:use-optimal-row-height="true" fo:break-before="auto"/>
    </style:style>
    <style:style style:name="ro17" style:family="table-row">
      <style:table-row-properties style:row-height="92.4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250.8pt" style:use-optimal-row-height="true" fo:break-before="auto"/>
    </style:style>
    <style:style style:name="ro20" style:family="table-row">
      <style:table-row-properties style:row-height="281.4pt" style:use-optimal-row-height="false" fo:break-before="auto"/>
    </style:style>
    <style:style style:name="ro21" style:family="table-row">
      <style:table-row-properties style:row-height="211.2pt" style:use-optimal-row-height="true" fo:break-before="auto"/>
    </style:style>
    <style:style style:name="ro22" style:family="table-row">
      <style:table-row-properties style:row-height="105.6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64pt" style:use-optimal-row-height="true" fo:break-before="auto"/>
    </style:style>
    <style:style style:name="ro29"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8">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9">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0">
          <table:table-cell office:value-type="string" table:style-name="ce38">
            <text:p>GrpResets</text:p>
          </table:table-cell>
          <table:table-cell office:value-type="string" table:number-columns-spanned="1" table:number-rows-spanned="3"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41">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1">
            <table:table-cell table:style-name="ce42"/>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34">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43">
              <text:p>CIDAcceptedIOSQ_r10b</text:p>
            </table:table-cell>
            <table:table-cell office:value-type="string" table:style-name="ce44">
              <text:p>revision 1.0b, section 4</text:p>
            </table:table-cell>
            <table:table-cell office:value-type="string" table:content-validation-name="val1" table:style-name="ce45">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2"/>
            <table:covered-table-cell/>
            <table:table-cell office:value-type="string" table:style-name="ce34">
              <text:p>IllegalAdminCmds_r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2"/>
            <table:covered-table-cell/>
            <table:table-cell office:value-type="string" table:style-name="ce34">
              <text:p>IllegalNVMCmds_r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3">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3">
            <table:table-cell table:style-name="ce50"/>
            <table:covered-table-cell/>
            <table:table-cell office:value-type="string" table:style-name="ce51">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6">
            <table:table-cell table:style-name="ce50"/>
            <table:covered-table-cell/>
            <table:table-cell office:value-type="string" table:style-name="ce51">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7">
            <table:table-cell table:style-name="ce50"/>
            <table:covered-table-cell/>
            <table:table-cell office:value-type="string" table:style-name="ce51">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50"/>
            <table:covered-table-cell/>
            <table:table-cell office:value-type="string" table:style-name="ce52">
              <text:p>IllegalCreateQs_r10b</text:p>
            </table:table-cell>
            <table:table-cell office:value-type="string" table:style-name="ce43">
              <text:p>revision 1.0b, section 5</text:p>
            </table:table-cell>
            <table:table-cell office:value-type="string" table:content-validation-name="val1" table:style-name="ce45">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7">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0"/>
            <table:covered-table-cell/>
            <table:table-cell office:value-type="string" table:style-name="ce51">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5">
            <table:table-cell table:style-name="ce50"/>
            <table:covered-table-cell/>
            <table:table-cell office:value-type="string" table:style-name="ce51">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8">
            <table:table-cell table:style-name="ce42"/>
            <table:covered-table-cell/>
            <table:table-cell office:value-type="string" table:style-name="ce51">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7">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4">
            <table:table-cell table:style-name="ce53"/>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2">
            <table:table-cell table:style-name="ce53"/>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2">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2">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12">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style-name="ce41">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9">
            <table:table-cell table:style-name="ce42"/>
            <table:covered-table-cell/>
            <table:table-cell office:value-type="string" table:style-name="ce51">
              <text:p>PRPOffsetSinglePgSingleBlk_r10b</text:p>
            </table:table-cell>
            <table:table-cell office:value-type="string" table:style-name="ce43">
              <text:p>revision 1.0b, section 6</text:p>
            </table:table-cell>
            <table:table-cell office:value-type="string" table:content-validation-name="val1" table:style-name="ce45">
              <text:p>Vary buff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2"/>
            <table:covered-table-cell/>
            <table:table-cell office:value-type="string" table:style-name="ce51">
              <text:p>PRPOffsetSinglePgMultiBlk_r10b</text:p>
            </table:table-cell>
            <table:table-cell office:value-type="string" table:style-name="ce43">
              <text:p>revision 1.0b, section 6</text:p>
            </table:table-cell>
            <table:table-cell office:value-type="string" table:content-validation-name="val1" table:style-name="ce45">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2"/>
            <table:covered-table-cell/>
            <table:table-cell office:value-type="string" table:style-name="ce51">
              <text:p>PRPOffsetDualPgMultiBlk_r10b</text:p>
            </table:table-cell>
            <table:table-cell office:value-type="string" table:style-name="ce43">
              <text:p>revision 1.0b, section 6</text:p>
            </table:table-cell>
            <table:table-cell office:value-type="string" table:content-validation-name="val1" table:style-name="ce45">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2"/>
            <table:covered-table-cell/>
            <table:table-cell office:value-type="string" table:style-name="ce51">
              <text:p>PRPOffsetMultiPgMultiBlk_r10b</text:p>
            </table:table-cell>
            <table:table-cell office:value-type="string" table:style-name="ce43">
              <text:p>revision 1.0b, section 6</text:p>
            </table:table-cell>
            <table:table-cell office:value-type="string" table:content-validation-name="val1" table:style-name="ce45">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2">
            <table:table-cell table:style-name="ce42"/>
            <table:covered-table-cell/>
            <table:table-cell office:value-type="string" table:style-name="ce51">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42"/>
            <table:covered-table-cell/>
            <table:table-cell office:value-type="string" table:style-name="ce52">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51">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52">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5">
            <table:table-cell table:style-name="ce42"/>
            <table:covered-table-cell/>
            <table:table-cell office:value-type="string" table:style-name="ce51">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7">
          <table:table-cell office:value-type="string" table:style-name="ce38">
            <text:p>GrpNVMReadCmd</text:p>
          </table:table-cell>
          <table:table-cell office:value-type="string" table:number-columns-spanned="1" table:number-rows-spanned="17"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22">
            <table:table-cell table:style-name="ce53"/>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2">
            <table:table-cell table:style-name="ce53"/>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2">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2">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52">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52">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4">
            <table:table-cell table:style-name="ce42"/>
            <table:covered-table-cell/>
            <table:table-cell office:value-type="string" table:style-name="ce13">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table-cell table:style-name="ce42"/>
            <table:covered-table-cell/>
            <table:table-cell office:value-type="string" table:style-name="ce13">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6">
            <text:p>NVM cmd set write uncorrectabl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28">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2"/>
            <table:covered-table-cell/>
            <table:table-cell office:value-type="string" table:style-name="ce13">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2"/>
            <table:covered-table-cell/>
            <table:table-cell office:value-type="string" table:style-name="ce13">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7">
            <table:table-cell table:style-name="ce42"/>
            <table:covered-table-cell/>
            <table:table-cell office:value-type="string" table:style-name="ce13">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2">
            <table:table-cell table:style-name="ce42"/>
            <table:covered-table-cell/>
            <table:table-cell office:value-type="string" table:style-name="ce13">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3">
            <text:p>NVM cmd set dataset mgmt test cases.</text:p>
          </table:table-cell>
          <table:table-cell office:value-type="string" table:style-name="ce41">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2">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2">
            <table:table-cell table:style-name="ce42"/>
            <table:covered-table-cell/>
            <table:table-cell office:value-type="string" table:style-name="ce52">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2"/>
            <table:covered-table-cell/>
            <table:table-cell office:value-type="string" table:style-name="ce52">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2"/>
            <table:covered-table-cell/>
            <table:table-cell office:value-type="string" table:style-name="ce13">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2"/>
            <table:covered-table-cell/>
            <table:table-cell office:value-type="string" table:style-name="ce13">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2"/>
            <table:covered-table-cell/>
            <table:table-cell office:value-type="string" table:style-name="ce13">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2"/>
            <table:covered-table-cell/>
            <table:table-cell office:value-type="string" table:style-name="ce13">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6">
            <table:table-cell table:style-name="ce42"/>
            <table:covered-table-cell/>
            <table:table-cell office:value-type="string" table:style-name="ce13">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2"/>
            <table:covered-table-cell/>
            <table:table-cell office:value-type="string" table:style-name="ce13">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2"/>
            <table:covered-table-cell/>
            <table:table-cell office:value-type="string" table:style-name="ce13">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2"/>
            <table:covered-table-cell/>
            <table:table-cell office:value-type="string" table:style-name="ce13">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3">
            <text:p>NVM cmd set compar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8">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4">
            <table:table-cell table:style-name="ce53"/>
            <table:covered-table-cell/>
            <table:table-cell office:value-type="string" table:style-name="ce28">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table-cell table:style-name="ce53"/>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3">
            <table:table-cell table:style-name="ce42"/>
            <table:covered-table-cell/>
            <table:table-cell office:value-type="string" table:style-name="ce1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2">
            <table:table-cell table:style-name="ce42"/>
            <table:covered-table-cell/>
            <table:table-cell office:value-type="string" table:style-name="ce1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2">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7">
            <table:table-cell table:style-name="ce42"/>
            <table:covered-table-cell/>
            <table:table-cell office:value-type="string" table:style-name="ce1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2">
            <table:table-cell table:style-name="ce42"/>
            <table:covered-table-cell/>
            <table:table-cell office:value-type="string" table:style-name="ce1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2"/>
            <table:covered-table-cell/>
            <table:table-cell office:value-type="string" table:style-name="ce1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table-cell table:style-name="ce42"/>
            <table:covered-table-cell/>
            <table:table-cell office:value-type="string" table:style-name="ce1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3">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4">
            <table:table-cell table:style-name="ce7"/>
            <table:covered-table-cell/>
            <table:table-cell office:value-type="string" table:style-name="ce28">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9">
            <table:table-cell table:style-name="ce42"/>
            <table:covered-table-cell/>
            <table:table-cell office:value-type="string" table:style-name="ce1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8">
            <table:table-cell table:style-name="ce42"/>
            <table:covered-table-cell/>
            <table:table-cell office:value-type="string" table:style-name="ce1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1">
            <table:table-cell table:style-name="ce42"/>
            <table:covered-table-cell/>
            <table:table-cell office:value-type="string" table:style-name="ce1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2"/>
            <table:covered-table-cell/>
            <table:table-cell office:value-type="string" table:style-name="ce1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2">
            <table:table-cell table:style-name="ce42"/>
            <table:covered-table-cell/>
            <table:table-cell office:value-type="string" table:style-name="ce1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2"/>
            <table:covered-table-cell/>
            <table:table-cell office:value-type="string" table:style-name="ce1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2">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2"/>
            <table:covered-table-cell/>
            <table:table-cell office:value-type="string" table:style-name="ce1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2"/>
            <table:covered-table-cell/>
            <table:table-cell office:value-type="string" table:style-name="ce1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5">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5">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5">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8">
            <text:p>GrpInterrupts</text:p>
          </table:table-cell>
          <table:table-cell office:value-type="string" table:number-columns-spanned="1" table:number-rows-spanned="10" table:style-name="ce63">
            <text:p>MSI-single, MSI-multi, MSI-X test cases.</text:p>
          </table:table-cell>
          <table:table-cell office:value-type="string" table:style-name="ce52">
            <text:p>InvalidMSIXIRQ_r10b</text:p>
          </table:table-cell>
          <table:table-cell office:value-type="string" table:style-name="ce43">
            <text:p>revision 1.0b, section 4,7</text:p>
          </table:table-cell>
          <table:table-cell office:value-type="string" table:content-validation-name="val1" table:style-name="ce45">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table-cell table:style-name="ce42"/>
            <table:covered-table-cell/>
            <table:table-cell office:value-type="string" table:style-name="ce13">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5">
            <table:table-cell table:style-name="ce42"/>
            <table:covered-table-cell/>
            <table:table-cell office:value-type="string" table:style-name="ce52">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2">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2"/>
            <table:covered-table-cell/>
            <table:table-cell office:value-type="string" table:style-name="ce13">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7">
            <table:table-cell table:style-name="ce42"/>
            <table:covered-table-cell/>
            <table:table-cell office:value-type="string" table:style-name="ce13">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52">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2"/>
            <table:covered-table-cell/>
            <table:table-cell office:value-type="string" table:style-name="ce13">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2"/>
            <table:covered-table-cell/>
            <table:table-cell office:value-type="string" table:style-name="ce54">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7">
            <table:table-cell table:style-name="ce42"/>
            <table:covered-table-cell/>
            <table:table-cell office:value-type="string" table:style-name="ce52">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7">
          <table:table-cell office:value-type="string" table:style-name="ce38">
            <text:p>GrpAdminDeleteIOSQCmd</text:p>
          </table:table-cell>
          <table:table-cell office:value-type="string" table:number-columns-spanned="1" table:number-rows-spanned="4" table:style-name="ce63">
            <text:p>Admin cmd set delete IOS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7">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7">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22">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6">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13">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table-cell table:style-name="ce42"/>
            <table:covered-table-cell/>
            <table:table-cell office:value-type="string" table:style-name="ce13">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6">
            <table:table-cell table:style-name="ce42"/>
            <table:covered-table-cell/>
            <table:table-cell office:value-type="string" table:style-name="ce13">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3">
            <text:p>Admin cmd set firmware activat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3">
            <text:p>Admin cmd set firmware image downloa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3">
            <text:p>Admin cmd set format NVM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3">
            <text:p>Admin cmd set security sen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3">
            <text:p>Admin cmd set security receiv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5">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29">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16T22:08:39Z</dc:date>
    <meta:print-date>2012-02-10T16:57:31Z</meta:print-date>
  </office:meta>
</office:document-meta>
</file>